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9c778" officeooo:paragraph-rsid="0019c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2:41:50.218350955</meta:creation-date>
    <dc:date>2024-05-30T12:42:18.057156579</dc:date>
    <meta:editing-duration>PT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